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b4a" officeooo:paragraph-rsid="000dcb4a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0dcb4a" officeooo:paragraph-rsid="000dcb4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ea3a5" officeooo:paragraph-rsid="000ea3a5" style:font-weight-asian="normal" style:font-weight-complex="normal"/>
    </style:style>
    <style:style style:name="T1" style:family="text">
      <style:text-properties officeooo:rsid="000fcf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en für Motor</text:p>
      <text:p text:style-name="P1"/>
      <text:list xml:id="list6859342497496634440" text:style-name="L1">
        <text:list-item>
          <text:p text:style-name="P2">Startleistung mindestens 650W ; maximal 1300W</text:p>
        </text:list-item>
        <text:list-item>
          <text:p text:style-name="P2">Startdrehmoment mindestens 1200Nm <text:s/>; maximal 2400Nm</text:p>
        </text:list-item>
        <text:list-item>
          <text:p text:style-name="P3">Drehzahl bei <text:span text:style-name="T1">maximal </text:span>20km/h = 5,3 U/mi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38:05.833000000</meta:creation-date>
    <dc:date>2017-06-26T11:24:35.012000000</dc:date>
    <meta:editing-duration>PT30M32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4" meta:word-count="25" meta:character-count="162" meta:non-whitespace-character-count="142"/>
  </office:meta>
</office:document-meta>
</file>